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6812" officeooo:paragraph-rsid="001b6812"/>
    </style:style>
    <style:style style:name="P2" style:family="paragraph" style:parent-style-name="Standard">
      <style:paragraph-properties fo:text-align="start" style:justify-single-word="false"/>
      <style:text-properties officeooo:rsid="001b6812" officeooo:paragraph-rsid="001cc371"/>
    </style:style>
    <style:style style:name="P3" style:family="paragraph" style:parent-style-name="Standard">
      <style:paragraph-properties fo:text-align="center" style:justify-single-word="false"/>
      <style:text-properties fo:font-size="15pt" officeooo:rsid="001b6812" officeooo:paragraph-rsid="001b6812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rsid="001cc371" officeooo:paragraph-rsid="001cc371"/>
    </style:style>
    <style:style style:name="P5" style:family="paragraph" style:parent-style-name="Standard">
      <style:paragraph-properties fo:text-align="start" style:justify-single-word="false"/>
      <style:text-properties officeooo:paragraph-rsid="001dea81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dea81"/>
    </style:style>
    <style:style style:name="P7" style:family="paragraph" style:parent-style-name="Standard" style:list-style-name="L6">
      <style:paragraph-properties fo:text-align="start" style:justify-single-word="false"/>
      <style:text-properties officeooo:paragraph-rsid="001f6639"/>
    </style:style>
    <style:style style:name="P8" style:family="paragraph" style:parent-style-name="Standard">
      <style:paragraph-properties fo:text-align="start" style:justify-single-word="false"/>
      <style:text-properties officeooo:paragraph-rsid="001f6639"/>
    </style:style>
    <style:style style:name="P9" style:family="paragraph" style:parent-style-name="Standard">
      <style:paragraph-properties fo:text-align="start" style:justify-single-word="false"/>
      <style:text-properties officeooo:paragraph-rsid="001fc119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b6812" officeooo:paragraph-rsid="001b6812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b6812" officeooo:paragraph-rsid="001b6812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1b6812" officeooo:paragraph-rsid="001cc371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b6812" officeooo:paragraph-rsid="001ced31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b6812" officeooo:paragraph-rsid="001d9aa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b6812" officeooo:paragraph-rsid="001cc37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b6812" officeooo:paragraph-rsid="001ced3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6812" officeooo:paragraph-rsid="001d9aaf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1d9aaf" officeooo:paragraph-rsid="001dea8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d9aaf" officeooo:paragraph-rsid="001dea81" style:font-weight-asian="bold" style:font-weight-complex="bold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bold" officeooo:paragraph-rsid="001ced31" style:font-weight-asian="bold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fo:font-weight="bold" officeooo:paragraph-rsid="001fc119" style:font-weight-asian="bold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bold" officeooo:rsid="001f6639" officeooo:paragraph-rsid="001f663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f6639" officeooo:paragraph-rsid="001f6639" style:font-weight-asian="bold" style:font-weight-complex="bold"/>
    </style:style>
    <style:style style:name="P24" style:family="paragraph" style:parent-style-name="Standard" style:list-style-name="L5">
      <style:paragraph-properties fo:text-align="start" style:justify-single-word="false"/>
      <style:text-properties fo:font-weight="bold" officeooo:rsid="001f6639" officeooo:paragraph-rsid="001f6639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1d9aaf" officeooo:paragraph-rsid="001d9aa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d9aaf" officeooo:paragraph-rsid="001d9aa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d9aaf" officeooo:paragraph-rsid="001dea81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font-weight="normal" officeooo:rsid="001f6639" officeooo:paragraph-rsid="001f6639" style:font-weight-asian="normal" style:font-weight-complex="normal"/>
    </style:style>
    <style:style style:name="T1" style:family="text">
      <style:text-properties officeooo:rsid="001cc37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ed31" style:font-weight-asian="normal" style:font-weight-complex="normal"/>
    </style:style>
    <style:style style:name="T4" style:family="text">
      <style:text-properties fo:font-weight="normal" officeooo:rsid="001d9aaf" style:font-weight-asian="normal" style:font-weight-complex="normal"/>
    </style:style>
    <style:style style:name="T5" style:family="text">
      <style:text-properties fo:font-weight="normal" officeooo:rsid="001dea81" style:font-weight-asian="normal" style:font-weight-complex="normal"/>
    </style:style>
    <style:style style:name="T6" style:family="text">
      <style:text-properties officeooo:rsid="001dea8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9aaf" style:font-weight-asian="bold" style:font-weight-complex="bold"/>
    </style:style>
    <style:style style:name="T9" style:family="text">
      <style:text-properties fo:font-weight="bold" officeooo:rsid="001dea81" style:font-weight-asian="bold" style:font-weight-complex="bold"/>
    </style:style>
    <style:style style:name="T10" style:family="text">
      <style:text-properties fo:font-weight="bold" officeooo:rsid="001b6812" style:font-weight-asian="bold" style:font-weight-complex="bold"/>
    </style:style>
    <style:style style:name="T11" style:family="text">
      <style:text-properties fo:font-weight="bold" officeooo:rsid="001f6639" style:font-weight-asian="bold" style:font-weight-complex="bold"/>
    </style:style>
    <style:style style:name="T12" style:family="text">
      <style:text-properties officeooo:rsid="001fc1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Exercise on MongoDB</text:p>
      <text:p text:style-name="P3">Solutions</text:p>
      <text:p text:style-name="P1"/>
      <text:p text:style-name="P10">1. Create the collection CampKerala</text:p>
      <text:p text:style-name="P1"><text:tab/><text:tab/> db.createCollection('CampKerala');</text:p>
      <text:p text:style-name="P1"/>
      <text:list xml:id="list9049405723373272090" text:style-name="L1">
        <text:list-item>
          <text:p text:style-name="P11">Use InsertMany() for inserting documents into CampKerala</text:p>
        </text:list-item>
      </text:list>
      <text:p text:style-name="P1"/>
      <text:p text:style-name="P1"/>
      <text:p text:style-name="P2"><text:span text:style-name="T1">db.CampKerala.insertMany([</text:span></text:p>
      <text:p text:style-name="P4">{</text:p>
      <text:p text:style-name="P4"><text:s text:c="2"/></text:p>
      <text:p text:style-name="P4"><text:s text:c="4"/>dist_name: "Thrissur",</text:p>
      <text:p text:style-name="P4"><text:s text:c="4"/>Camp_name : "UPS Azhikode",</text:p>
      <text:p text:style-name="P4"><text:s text:c="4"/>Village_name : "Azheekode",</text:p>
      <text:p text:style-name="P4"><text:s text:c="4"/>Camp_in_charge : "Kishore",</text:p>
      <text:p text:style-name="P4"><text:s text:c="4"/>total_inmates : 110.0</text:p>
      <text:p text:style-name="P4">},</text:p>
      <text:p text:style-name="P4">{</text:p>
      <text:p text:style-name="P4"><text:s text:c="4"/>dist_name : "Thrissur",</text:p>
      <text:p text:style-name="P4"><text:s text:c="4"/>Camp_name : "Labour School",</text:p>
      <text:p text:style-name="P4"><text:s text:c="4"/>Village_name : "Pullut",</text:p>
      <text:p text:style-name="P4"><text:s text:c="4"/>Camp_in_charge : "Syam",</text:p>
      <text:p text:style-name="P4"><text:s text:c="4"/>total_inmates : 367.0</text:p>
      <text:p text:style-name="P4">},</text:p>
      <text:p text:style-name="P4"><text:s text:c="4"/>{</text:p>
      <text:p text:style-name="P4"><text:s text:c="6"/>dist_name:"Thrissur",</text:p>
      <text:p text:style-name="P4"><text:s text:c="6"/>Camp_name:"Vidhyartha Dayani ",</text:p>
      <text:p text:style-name="P4"><text:s text:c="6"/>Village_name:"Methala", <text:s text:c="8"/></text:p>
      <text:p text:style-name="P4"><text:s text:c="6"/>Camp_in_charge:"John",</text:p>
      <text:p text:style-name="P4"><text:s text:c="6"/>total_inmates:1550</text:p>
      <text:p text:style-name="P4"><text:s text:c="4"/>},</text:p>
      <text:p text:style-name="P4"><text:s text:c="4"/>{</text:p>
      <text:p text:style-name="P4"><text:s text:c="6"/>dist_name:"Thrissur",</text:p>
      <text:p text:style-name="P4"><text:s text:c="6"/>Camp_name:"Ambookkan LPS ",</text:p>
      <text:p text:style-name="P4"><text:s text:c="6"/>Village_name:"Poyya", <text:s text:c="8"/></text:p>
      <text:p text:style-name="P4"><text:s text:c="6"/>Camp_in_charge:"John",</text:p>
      <text:p text:style-name="P4"><text:s text:c="6"/>total_inmates:244</text:p>
      <text:p text:style-name="P4"><text:s text:c="4"/>},</text:p>
      <text:p text:style-name="P4"><text:s text:c="5"/>{</text:p>
      <text:p text:style-name="P4"><text:s text:c="6"/>dist_name:"Kollam ",</text:p>
      <text:p text:style-name="P4"><text:s text:c="6"/>Camp_name:"Aryankavu LPS",</text:p>
      <text:p text:style-name="P4"><text:s text:c="6"/>Village_name:"Aryankavu ", <text:s text:c="8"/></text:p>
      <text:p text:style-name="P4"><text:s text:c="6"/>Camp_in_charge:"Manilal ",</text:p>
      <text:p text:style-name="P4"><text:s text:c="6"/>total_inmates:20</text:p>
      <text:p text:style-name="P4"><text:s text:c="4"/>},</text:p>
      <text:p text:style-name="P4"><text:s text:c="5"/>{</text:p>
      <text:p text:style-name="P4"><text:s text:c="6"/>dist_name:"Kollam",</text:p>
      <text:p text:style-name="P4"><text:soft-page-break/><text:s text:c="6"/>Camp_name:"Nadukunnu LPS",</text:p>
      <text:p text:style-name="P4"><text:s text:c="6"/>Village_name:"Pathanapuram ", <text:s text:c="8"/></text:p>
      <text:p text:style-name="P4"><text:s text:c="6"/>Camp_in_charge:"Sreekuttan ",</text:p>
      <text:p text:style-name="P4"><text:s text:c="6"/>total_inmates:103</text:p>
      <text:p text:style-name="P4"><text:s text:c="4"/>},</text:p>
      <text:p text:style-name="P4"><text:s text:c="5"/>{</text:p>
      <text:p text:style-name="P4"><text:s text:c="6"/>dist_name:"Wayanad ",</text:p>
      <text:p text:style-name="P4"><text:s text:c="6"/>Camp_name:"GMUPS Anjukunnu",</text:p>
      <text:p text:style-name="P4"><text:s text:c="6"/>Village_name:"Anjukunnu ", <text:s text:c="8"/></text:p>
      <text:p text:style-name="P4"><text:s text:c="6"/>Camp_in_charge:"Babu ",</text:p>
      <text:p text:style-name="P4"><text:s text:c="6"/>total_inmates:325</text:p>
      <text:p text:style-name="P4"><text:s text:c="4"/>},</text:p>
      <text:p text:style-name="P4"><text:s text:c="5"/>{</text:p>
      <text:p text:style-name="P4"><text:s text:c="6"/>dist_name:"Wayanad",</text:p>
      <text:p text:style-name="P4"><text:s text:c="6"/>Camp_name:"Koolivayal <text:s/>",</text:p>
      <text:p text:style-name="P4"><text:s text:c="6"/>Village_name:"Cherukattoor", <text:s text:c="8"/></text:p>
      <text:p text:style-name="P4"><text:s text:c="6"/>Camp_in_charge:"Geetha",</text:p>
      <text:p text:style-name="P4"><text:s text:c="6"/>total_inmates:50</text:p>
      <text:p text:style-name="P4"><text:s text:c="4"/>},</text:p>
      <text:p text:style-name="P4"><text:s text:c="4"/>{</text:p>
      <text:p text:style-name="P4"><text:s text:c="6"/>dist_name:"Wayanad ",</text:p>
      <text:p text:style-name="P4"><text:s text:c="6"/>Camp_name:"St.Patricks ",</text:p>
      <text:p text:style-name="P4"><text:s text:c="6"/>Village_name:"Edavaka", <text:s text:c="8"/></text:p>
      <text:p text:style-name="P4"><text:s text:c="6"/>Camp_in_charge:"Akshay ",</text:p>
      <text:p text:style-name="P4"><text:s text:c="6"/>total_inmates:807</text:p>
      <text:p text:style-name="P4"><text:s text:c="4"/>},</text:p>
      <text:p text:style-name="P4"><text:s text:c="5"/>{</text:p>
      <text:p text:style-name="P4"><text:s text:c="6"/>dist_name:"Wayanad ",</text:p>
      <text:p text:style-name="P4"><text:s text:c="6"/>Camp_name:"Marthoma HS Palery ",</text:p>
      <text:p text:style-name="P4"><text:s text:c="6"/>Village_name:"Kanjirangad <text:s/>", <text:s text:c="8"/></text:p>
      <text:p text:style-name="P4"><text:s text:c="6"/>Camp_in_charge:"Krishna ",</text:p>
      <text:p text:style-name="P4"><text:s text:c="6"/>total_inmates:338</text:p>
      <text:p text:style-name="P4"><text:s text:c="4"/>},</text:p>
      <text:p text:style-name="P4"><text:s text:c="5"/>{</text:p>
      <text:p text:style-name="P4"><text:s text:c="6"/>dist_name:"Wayanad ",</text:p>
      <text:p text:style-name="P4"><text:s text:c="6"/>Camp_name:"GKM School ",</text:p>
      <text:p text:style-name="P4"><text:s text:c="6"/>Village_name:"Mananthavady ", <text:s text:c="8"/></text:p>
      <text:p text:style-name="P4"><text:s text:c="6"/>Camp_in_charge:"Lijin ",</text:p>
      <text:p text:style-name="P4"><text:s text:c="6"/>total_inmates:330</text:p>
      <text:p text:style-name="P4"><text:s text:c="4"/>},</text:p>
      <text:p text:style-name="P4"><text:s text:c="5"/>{</text:p>
      <text:p text:style-name="P4"><text:s text:c="6"/>dist_name:"Kozhikode ",</text:p>
      <text:p text:style-name="P4"><text:s text:c="6"/>Camp_name:"Chalapuram LPS ",</text:p>
      <text:p text:style-name="P4"><text:s text:c="6"/>Village_name:"Velom <text:s/>", <text:s text:c="8"/></text:p>
      <text:p text:style-name="P4"><text:s text:c="6"/>Camp_in_charge:"Sasidharan <text:s/>",</text:p>
      <text:p text:style-name="P4"><text:s text:c="6"/>total_inmates:480</text:p>
      <text:p text:style-name="P4"><text:s text:c="4"/>},</text:p>
      <text:p text:style-name="P4"><text:s text:c="4"/>{</text:p>
      <text:p text:style-name="P4"><text:s text:c="6"/>dist_name:"Kozhikode ",</text:p>
      <text:p text:style-name="P4"><text:soft-page-break/><text:s text:c="6"/>Camp_name:"GHS PUTHUPPADY ",</text:p>
      <text:p text:style-name="P4"><text:s text:c="6"/>Village_name:"Puthuppady", <text:s text:c="8"/></text:p>
      <text:p text:style-name="P4"><text:s text:c="6"/>Camp_in_charge:"Salim <text:s/>",</text:p>
      <text:p text:style-name="P4"><text:s text:c="6"/>total_inmates:838</text:p>
      <text:p text:style-name="P4"><text:s text:c="4"/>},</text:p>
      <text:p text:style-name="P4"><text:s text:c="5"/>{</text:p>
      <text:p text:style-name="P4"><text:s text:c="6"/>dist_name:"Kozhikode ",</text:p>
      <text:p text:style-name="P4"><text:s text:c="6"/>Camp_name:"GUPS KINALUR ",</text:p>
      <text:p text:style-name="P4"><text:s text:c="6"/>Village_name:"Kinalur <text:s/>", <text:s text:c="8"/></text:p>
      <text:p text:style-name="P4"><text:s text:c="6"/>Camp_in_charge:"Suresh <text:s/>",</text:p>
      <text:p text:style-name="P4"><text:s text:c="6"/>total_inmates:253</text:p>
      <text:p text:style-name="P4"><text:s text:c="4"/>},</text:p>
      <text:p text:style-name="P4"><text:s text:c="5"/>{</text:p>
      <text:p text:style-name="P4"><text:s text:c="6"/>dist_name:"Kozhikode ",</text:p>
      <text:p text:style-name="P4"><text:s text:c="6"/>Camp_name:"Poovambai HS <text:s/>",</text:p>
      <text:p text:style-name="P4"><text:s text:c="6"/>Village_name:"Kinalur", <text:s text:c="8"/></text:p>
      <text:p text:style-name="P4"><text:s text:c="6"/>Camp_in_charge:"Suresh ",</text:p>
      <text:p text:style-name="P4"><text:s text:c="6"/>total_inmates:118</text:p>
      <text:p text:style-name="P4"><text:s text:c="4"/>},</text:p>
      <text:p text:style-name="P4"><text:s text:c="4"/>{</text:p>
      <text:p text:style-name="P4"><text:s text:c="6"/>dist_name:"Kozhikode ",</text:p>
      <text:p text:style-name="P4"><text:s text:c="6"/>Camp_name:"Mundakkara AUPS ",</text:p>
      <text:p text:style-name="P4"><text:s text:c="6"/>Village_name:"Kinalur", <text:s text:c="8"/></text:p>
      <text:p text:style-name="P4"><text:s text:c="6"/>Camp_in_charge:"Suresh <text:s/>",</text:p>
      <text:p text:style-name="P4"><text:s text:c="6"/>total_inmates:97</text:p>
      <text:p text:style-name="P4"><text:s text:c="4"/>},</text:p>
      <text:p text:style-name="P4"><text:s text:c="5"/>{</text:p>
      <text:p text:style-name="P4"><text:s text:c="6"/>dist_name:"Idukki ",</text:p>
      <text:p text:style-name="P4"><text:s text:c="6"/>Camp_name:"St TP School Erattyar ",</text:p>
      <text:p text:style-name="P4"><text:s text:c="6"/>Village_name:"Erattaar ", <text:s text:c="8"/></text:p>
      <text:p text:style-name="P4"><text:s text:c="6"/>Camp_in_charge:"Antony",</text:p>
      <text:p text:style-name="P4"><text:s text:c="6"/>total_inmates:330</text:p>
      <text:p text:style-name="P4"><text:s text:c="4"/>},</text:p>
      <text:p text:style-name="P4"><text:s text:c="5"/>{</text:p>
      <text:p text:style-name="P4"><text:s text:c="6"/>dist_name:"Idukki <text:s/>",</text:p>
      <text:p text:style-name="P4"><text:s text:c="6"/>Camp_name:"ST Benedicts School <text:s/>",</text:p>
      <text:p text:style-name="P4"><text:s text:c="6"/>Village_name:"Udumbanchola ", <text:s text:c="8"/></text:p>
      <text:p text:style-name="P4"><text:s text:c="6"/>Camp_in_charge:"John Prince <text:s/>",</text:p>
      <text:p text:style-name="P4"><text:s text:c="6"/>total_inmates:117</text:p>
      <text:p text:style-name="P4"><text:s text:c="4"/>},</text:p>
      <text:p text:style-name="P4"><text:s text:c="5"/>{</text:p>
      <text:p text:style-name="P4"><text:s text:c="6"/>dist_name:"Idukki ",</text:p>
      <text:p text:style-name="P4"><text:s text:c="6"/>Camp_name:"Thigalkkadu <text:s/>",</text:p>
      <text:p text:style-name="P4"><text:s text:c="6"/>Village_name:"Udumbanchola <text:s/>", <text:s text:c="8"/></text:p>
      <text:p text:style-name="P4"><text:s text:c="6"/>Camp_in_charge:"John Prince <text:s text:c="2"/>",</text:p>
      <text:p text:style-name="P4"><text:s text:c="6"/>total_inmates:85</text:p>
      <text:p text:style-name="P4"><text:s text:c="4"/>},</text:p>
      <text:p text:style-name="P4"><text:s text:c="4"/>{</text:p>
      <text:p text:style-name="P4"><text:s text:c="6"/>dist_name:"Idukki ",</text:p>
      <text:p text:style-name="P4"><text:soft-page-break/><text:s text:c="6"/>Camp_name:"Community Hall ",</text:p>
      <text:p text:style-name="P4"><text:s text:c="6"/>Village_name:"Kalkoonthal ", <text:s text:c="8"/></text:p>
      <text:p text:style-name="P4"><text:s text:c="6"/>Camp_in_charge:"Sini ",</text:p>
      <text:p text:style-name="P4"><text:s text:c="6"/>total_inmates:177</text:p>
      <text:p text:style-name="P4"><text:s text:c="4"/>},</text:p>
      <text:p text:style-name="P4"><text:s text:c="5"/>{</text:p>
      <text:p text:style-name="P4"><text:s text:c="6"/>dist_name:"Idukki <text:s/>",</text:p>
      <text:p text:style-name="P4"><text:s text:c="6"/>Camp_name:"Pottankadu ",</text:p>
      <text:p text:style-name="P4"><text:s text:c="6"/>Village_name:"Bison Vally ", <text:s text:c="8"/></text:p>
      <text:p text:style-name="P4"><text:s text:c="6"/>Camp_in_charge:"Jolly <text:s/>",</text:p>
      <text:p text:style-name="P4"><text:s text:c="6"/>total_inmates:85</text:p>
      <text:p text:style-name="P4"><text:s text:c="4"/>},</text:p>
      <text:p text:style-name="P4"><text:s text:c="5"/>{</text:p>
      <text:p text:style-name="P4"><text:s text:c="6"/>dist_name:"Idukki ",</text:p>
      <text:p text:style-name="P4"><text:s text:c="6"/>Camp_name:"SNDP Auditorium <text:s/>",</text:p>
      <text:p text:style-name="P4"><text:s text:c="6"/>Village_name:"Parathodu <text:s text:c="2"/>", <text:s text:c="8"/></text:p>
      <text:p text:style-name="P4"><text:s text:c="6"/>Camp_in_charge:"Ambilymol <text:s text:c="3"/>",</text:p>
      <text:p text:style-name="P4"><text:s text:c="6"/>total_inmates:84</text:p>
      <text:p text:style-name="P4"><text:s text:c="4"/>}</text:p>
      <text:p text:style-name="P4"></text:p>
      <text:p text:style-name="P4">]); </text:p>
      <text:p text:style-name="P4"/>
      <text:p text:style-name="P4"/>
      <text:list xml:id="list161449297912165" text:continue-numbering="true" text:style-name="L1">
        <text:list-item>
          <text:p text:style-name="P12">Query the documents using find(), findOne(), findOne().pretty() and observe the differences.</text:p>
        </text:list-item>
      </text:list>
      <text:p text:style-name="P15"><text:tab/></text:p>
      <text:p text:style-name="P17"><text:s text:c="2"/><text:tab/><text:span text:style-name="T3">db.CampKerala.find();</text:span></text:p>
      <text:p text:style-name="P16"><text:span text:style-name="T3"><text:tab/>db.CampKerala.findOne({Camp_in_charge:"Syam"});</text:span></text:p>
      <text:p text:style-name="P16"><text:span text:style-name="T3"><text:tab/></text:span></text:p>
      <text:list xml:id="list161449247592086" text:continue-numbering="true" text:style-name="L1">
        <text:list-item>
          <text:p text:style-name="P13">Find a document by its id</text:p>
          <text:p text:style-name="P13"/>
          <text:p text:style-name="P25">db.CampKerala.find({"_id": ObjectId("5bf7c0d08f9c44c7c244d1a1")}).pretty();</text:p>
        </text:list-item>
      </text:list>
      <text:p text:style-name="P26"/>
      <text:list xml:id="list161447512494515" text:continue-numbering="true" text:style-name="L1">
        <text:list-item>
          <text:p text:style-name="P14">Find a camp using Camp Name</text:p>
          <text:p text:style-name="P14"/>
        </text:list-item>
      </text:list>
      <text:p text:style-name="P17"><text:tab/><text:span text:style-name="T4">db.CampKerala.find({Camp_name:"Pottankadu "}).pretty();</text:span></text:p>
      <text:p text:style-name="P17"><text:span text:style-name="T4"/></text:p>
      <text:list xml:id="list161449001043740" text:continue-numbering="true" text:style-name="L1">
        <text:list-item>
          <text:p text:style-name="P14">Find all the camps in Kollam district</text:p>
        </text:list-item>
      </text:list>
      <text:p text:style-name="P17"><text:tab/></text:p>
      <text:p text:style-name="P27"><text:tab/><text:span text:style-name="T6"> db.CampKerala.find({dist_name:"Kollam"}).pretty();</text:span></text:p>
      <text:p text:style-name="P27"/>
      <text:list xml:id="list161449183474063" text:continue-numbering="true" text:style-name="L1">
        <text:list-item>
          <text:p text:style-name="P18">Find all the camps with Total Inmates more than 100</text:p>
        </text:list-item>
      </text:list>
      <text:p text:style-name="P19"/>
      <text:p text:style-name="P5"><text:span text:style-name="T8"><text:tab/></text:span><text:span text:style-name="T5">db.CampKerala.find({"total_inmates":{$gt:100}}).pretty();</text:span></text:p>
      <text:p text:style-name="P5"/>
      <text:p text:style-name="P5"/>
      <text:p text:style-name="P5"><text:span text:style-name="T5"/></text:p>
      <text:p text:style-name="P5"><text:span text:style-name="T5"/></text:p>
      <text:list xml:id="list1717110352733350422" text:style-name="L3">
        <text:list-item>
          <text:p text:style-name="P6"><text:soft-page-break/><text:span text:style-name="T7">Find all the camps in Idukki with Total Inmates more than 100 </text:span></text:p>
        </text:list-item>
      </text:list>
      <text:p text:style-name="P5"/>
      <text:p text:style-name="P5"><text:span text:style-name="T7"><text:tab/></text:span><text:span text:style-name="T5">db.CampKerala.find({$and:[{dist_name:"Idukki <text:s/>"},{"total_inmates":{$gt:100}}]}).pretty();</text:span></text:p>
      <text:p text:style-name="P16"><text:tab/></text:p>
      <text:list xml:id="list1908488841961903356" text:style-name="L4">
        <text:list-item>
          <text:p text:style-name="P20">Find all the camps which is either in Trissur or having more than 100 Total Inmates</text:p>
          <text:p text:style-name="P20"/>
          <text:p text:style-name="P28">db.CampKerala.find({$or:[{dist_name:"Thrissur"},{"total_inmates":{$gt:100}}]}).pretty();</text:p>
          <text:p text:style-name="P28"/>
        </text:list-item>
        <text:list-item>
          <text:p text:style-name="P22">Update the Total Inmates count of Aryankavu Village to 37</text:p>
        </text:list-item>
      </text:list>
      <text:p text:style-name="P23"><text:tab/></text:p>
      <text:p text:style-name="P23"><text:tab/><text:span text:style-name="T2">db.CampKerala.update({Village_name:"Aryankavu "},{$set:{total_inmates:37}});</text:span></text:p>
      <text:p text:style-name="P23"/>
      <text:list xml:id="list5339886098778764234" text:style-name="L5">
        <text:list-item>
          <text:p text:style-name="P24">Delete ALL the document(s) with Camp in Charge name is Suresh</text:p>
        </text:list-item>
      </text:list>
      <text:p text:style-name="P23"><text:tab/></text:p>
      <text:p text:style-name="P23"><text:tab/><text:span text:style-name="T2">db.CampKerala.remove({Camp_in_charge:"Suresh "});</text:span></text:p>
      <text:p text:style-name="P23"/>
      <text:list xml:id="list217778191460185694" text:style-name="L6">
        <text:list-item>
          <text:p text:style-name="P7"><text:span text:style-name="T11">Delete ONLY ONE document with Camp in Charge is Manilal</text:span></text:p>
        </text:list-item>
      </text:list>
      <text:p text:style-name="P8"><text:tab/></text:p>
      <text:p text:style-name="P9"><text:tab/><text:span text:style-name="T12">db.CampKerala.remove({Camp_in_charge:"Manilal "},1);</text:span></text:p>
      <text:p text:style-name="P9"/>
      <text:list xml:id="list7089033565048081258" text:style-name="L7">
        <text:list-item>
          <text:p text:style-name="P21">Find and project ONLY the Camp Name of the camps where Sreekuttan is the Camp in Charge</text:p>
          <text:p text:style-name="P21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4:07:53.512001087</meta:creation-date>
    <dc:date>2018-11-23T16:14:47.379960576</dc:date>
    <meta:editing-duration>PT4M52S</meta:editing-duration>
    <meta:editing-cycles>1</meta:editing-cycles>
    <meta:document-statistic meta:table-count="0" meta:image-count="0" meta:object-count="0" meta:page-count="5" meta:paragraph-count="197" meta:word-count="432" meta:character-count="5331" meta:non-whitespace-character-count="3913"/>
    <meta:generator>LibreOffice/4.2.8.2$Linux_X86_64 LibreOffice_project/420m0$Build-2</meta:generator>
  </office:meta>
</office:document-meta>
</file>